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Node 0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etries</text:p>
          </table:table-cell>
          <table:table-cell office:value-type="string">
            <text:p>Fails</text:p>
          </table:table-cell>
          <table:table-cell office:value-type="string">
            <text:p>Average RTT</text:p>
          </table:table-cell>
          <table:table-cell office:value-type="string">
            <text:p>Average Delay</text:p>
          </table:table-cell>
          <table:table-cell office:value-type="string">
            <text:p>OOBs</text:p>
          </table:table-cell>
          <table:table-cell office:value-type="string">
            <text:p>Timeouts</text:p>
          </table:table-cell>
          <table:table-cell office:value-type="string">
            <text:p>Total loss</text:p>
          </table:table-cell>
          <table:table-cell office:value-type="string">
            <text:p>Total loss %</text:p>
          </table:table-cell>
          <table:table-cell/>
        </table:table-row>
        <table:table-row table:style-name="ro1">
          <table:table-cell office:value-type="string">
            <text:p>Test run 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style-name="ce1" office:value-type="float" office:value="9.0407">
            <text:p>9.0407</text:p>
          </table:table-cell>
          <table:table-cell table:style-name="ce1" office:value-type="float" office:value="9.2489">
            <text:p>9.248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MAX([.C46:.H46])-[.C46]" office:value-type="float" office:value="4">
            <text:p>4</text:p>
          </table:table-cell>
          <table:table-cell table:formula="of:=[.H3]/MAX([.C46:.H46])*100" office:value-type="float" office:value="1.35135135135135">
            <text:p>1.35</text:p>
          </table:table-cell>
          <table:table-cell/>
        </table:table-row>
        <table:table-row table:style-name="ro1">
          <table:table-cell office:value-type="string">
            <text:p>Test run 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style-name="ce1" office:value-type="float" office:value="9.0578">
            <text:p>9.0578</text:p>
          </table:table-cell>
          <table:table-cell table:style-name="ce1" office:value-type="float" office:value="9.6294">
            <text:p>9.62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MAX([.C47:.H47])-[.C47]" office:value-type="float" office:value="3">
            <text:p>3</text:p>
          </table:table-cell>
          <table:table-cell table:formula="of:=[.H4]/MAX([.C47:.H47])*100" office:value-type="float" office:value="1.02040816326531">
            <text:p>1.02</text:p>
          </table:table-cell>
          <table:table-cell/>
        </table:table-row>
        <table:table-row table:style-name="ro1">
          <table:table-cell office:value-type="string">
            <text:p>Test run 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style-name="ce1" office:value-type="float" office:value="9.0577">
            <text:p>9.0577</text:p>
          </table:table-cell>
          <table:table-cell table:style-name="ce1" office:value-type="float" office:value="9.2171">
            <text:p>9.217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MAX([.C48:.H48])-[.C48]" office:value-type="float" office:value="1">
            <text:p>1</text:p>
          </table:table-cell>
          <table:table-cell table:formula="of:=[.H5]/MAX([.C48:.H48])*100" office:value-type="float" office:value="0.342465753424657">
            <text:p>0.3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ode 1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etries</text:p>
          </table:table-cell>
          <table:table-cell office:value-type="string">
            <text:p>Fails</text:p>
          </table:table-cell>
          <table:table-cell office:value-type="string">
            <text:p>Average RTT</text:p>
          </table:table-cell>
          <table:table-cell office:value-type="string">
            <text:p>Average Delay</text:p>
          </table:table-cell>
          <table:table-cell office:value-type="string">
            <text:p>OOBs</text:p>
          </table:table-cell>
          <table:table-cell office:value-type="string">
            <text:p>Timeouts</text:p>
          </table:table-cell>
          <table:table-cell office:value-type="string">
            <text:p>Total loss</text:p>
          </table:table-cell>
          <table:table-cell office:value-type="string">
            <text:p>Total loss %</text:p>
          </table:table-cell>
          <table:table-cell/>
        </table:table-row>
        <table:table-row table:style-name="ro1">
          <table:table-cell office:value-type="string">
            <text:p>Test ru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9.1596">
            <text:p>9.1596</text:p>
          </table:table-cell>
          <table:table-cell table:style-name="ce1" office:value-type="float" office:value="26.6339">
            <text:p>26.633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MAX([.C46:.H46])-[.D46]" office:value-type="float" office:value="0">
            <text:p>0</text:p>
          </table:table-cell>
          <table:table-cell table:formula="of:=[.H9]/MAX([.C46:.H46])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t run 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1" office:value-type="float" office:value="9.1636">
            <text:p>9.1636</text:p>
          </table:table-cell>
          <table:table-cell table:style-name="ce1" office:value-type="float" office:value="27.3446">
            <text:p>27.34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MAX([.C47:.H47])-[.D47]" office:value-type="float" office:value="1">
            <text:p>1</text:p>
          </table:table-cell>
          <table:table-cell table:formula="of:=[.H10]/MAX([.C47:.H47])*100" office:value-type="float" office:value="0.340136054421769">
            <text:p>0.34</text:p>
          </table:table-cell>
          <table:table-cell/>
        </table:table-row>
        <table:table-row table:style-name="ro1">
          <table:table-cell office:value-type="string">
            <text:p>Test run 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office:value-type="float" office:value="9.1566">
            <text:p>9.1566</text:p>
          </table:table-cell>
          <table:table-cell table:style-name="ce1" office:value-type="float" office:value="26.6396">
            <text:p>26.639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MAX([.C48:.H48])-[.D48]" office:value-type="float" office:value="2">
            <text:p>2</text:p>
          </table:table-cell>
          <table:table-cell table:formula="of:=[.H11]/MAX([.C48:.H48])*100" office:value-type="float" office:value="0.684931506849315">
            <text:p>0.6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ode 2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etries</text:p>
          </table:table-cell>
          <table:table-cell office:value-type="string">
            <text:p>Fails</text:p>
          </table:table-cell>
          <table:table-cell office:value-type="string">
            <text:p>Average RTT</text:p>
          </table:table-cell>
          <table:table-cell office:value-type="string">
            <text:p>Average Delay</text:p>
          </table:table-cell>
          <table:table-cell office:value-type="string">
            <text:p>OOBs</text:p>
          </table:table-cell>
          <table:table-cell office:value-type="string">
            <text:p>Timeouts</text:p>
          </table:table-cell>
          <table:table-cell office:value-type="string">
            <text:p>Total loss</text:p>
          </table:table-cell>
          <table:table-cell office:value-type="string">
            <text:p>Total loss %</text:p>
          </table:table-cell>
          <table:table-cell/>
        </table:table-row>
        <table:table-row table:style-name="ro1">
          <table:table-cell office:value-type="string">
            <text:p>Test run 1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9.1454">
            <text:p>9.1454</text:p>
          </table:table-cell>
          <table:table-cell table:style-name="ce1" office:value-type="float" office:value="44.0593">
            <text:p>44.05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MAX([.C46:.H46])-[.E46]" office:value-type="float" office:value="3">
            <text:p>3</text:p>
          </table:table-cell>
          <table:table-cell table:formula="of:=[.H15]/MAX([.C46:.H46])*100" office:value-type="float" office:value="1.01351351351351">
            <text:p>1.01</text:p>
          </table:table-cell>
          <table:table-cell/>
        </table:table-row>
        <table:table-row table:style-name="ro1">
          <table:table-cell office:value-type="string">
            <text:p>Test run 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9.1634">
            <text:p>9.1634</text:p>
          </table:table-cell>
          <table:table-cell table:style-name="ce1" office:value-type="float" office:value="44.7716">
            <text:p>44.77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MAX([.C47:.H47])-[.E47]" office:value-type="float" office:value="0">
            <text:p>0</text:p>
          </table:table-cell>
          <table:table-cell table:formula="of:=[.H16]/MAX([.C47:.H47])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est run 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9.1771">
            <text:p>9.1771</text:p>
          </table:table-cell>
          <table:table-cell table:style-name="ce1" office:value-type="float" office:value="43.9738">
            <text:p>43.9738</text:p>
          </table:table-cell>
          <table:table-cell table:number-columns-repeated="2" office:value-type="float" office:value="0">
            <text:p>0</text:p>
          </table:table-cell>
          <table:table-cell table:formula="of:=MAX([.C48:.H48])-[.E48]" office:value-type="float" office:value="0">
            <text:p>0</text:p>
          </table:table-cell>
          <table:table-cell table:formula="of:=[.H17]/MAX([.C48:.H48])*100"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ode 3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etries</text:p>
          </table:table-cell>
          <table:table-cell office:value-type="string">
            <text:p>Fails</text:p>
          </table:table-cell>
          <table:table-cell office:value-type="string">
            <text:p>Average RTT</text:p>
          </table:table-cell>
          <table:table-cell office:value-type="string">
            <text:p>Average Delay</text:p>
          </table:table-cell>
          <table:table-cell office:value-type="string">
            <text:p>OOBs</text:p>
          </table:table-cell>
          <table:table-cell office:value-type="string">
            <text:p>Timeouts</text:p>
          </table:table-cell>
          <table:table-cell office:value-type="string">
            <text:p>Total loss</text:p>
          </table:table-cell>
          <table:table-cell office:value-type="string">
            <text:p>Total loss %</text:p>
          </table:table-cell>
          <table:table-cell/>
        </table:table-row>
        <table:table-row table:style-name="ro1">
          <table:table-cell office:value-type="string">
            <text:p>Test run 1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9.1556">
            <text:p>9.1556</text:p>
          </table:table-cell>
          <table:table-cell table:style-name="ce1" office:value-type="float" office:value="61.5426">
            <text:p>61.54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MAX([.C46:.H46])-[.F46]" office:value-type="float" office:value="2">
            <text:p>2</text:p>
          </table:table-cell>
          <table:table-cell table:formula="of:=[.H21]/MAX([.C46:.H46])*100" office:value-type="float" office:value="0.675675675675676">
            <text:p>0.68</text:p>
          </table:table-cell>
          <table:table-cell/>
        </table:table-row>
        <table:table-row table:style-name="ro1">
          <table:table-cell office:value-type="string">
            <text:p>Test run 2</text:p>
          </table:table-cell>
          <table:table-cell table:number-columns-repeated="2" office:value-type="float" office:value="4">
            <text:p>4</text:p>
          </table:table-cell>
          <table:table-cell table:style-name="ce1" office:value-type="float" office:value="9.1551">
            <text:p>9.1551</text:p>
          </table:table-cell>
          <table:table-cell table:style-name="ce1" office:value-type="float" office:value="62.3501">
            <text:p>62.350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MAX([.C47:.H47])-[.F47]" office:value-type="float" office:value="3">
            <text:p>3</text:p>
          </table:table-cell>
          <table:table-cell table:formula="of:=[.H22]/MAX([.C47:.H47])*100" office:value-type="float" office:value="1.02040816326531">
            <text:p>1.02</text:p>
          </table:table-cell>
          <table:table-cell/>
        </table:table-row>
        <table:table-row table:style-name="ro1">
          <table:table-cell office:value-type="string">
            <text:p>Test run 3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9.147">
            <text:p>9.1470</text:p>
          </table:table-cell>
          <table:table-cell table:style-name="ce1" office:value-type="float" office:value="61.3996">
            <text:p>61.39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MAX([.C48:.H48])-[.F48]" office:value-type="float" office:value="0">
            <text:p>0</text:p>
          </table:table-cell>
          <table:table-cell table:formula="of:=[.H23]/MAX([.C48:.H48])*100"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ode 4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etries</text:p>
          </table:table-cell>
          <table:table-cell office:value-type="string">
            <text:p>Fails</text:p>
          </table:table-cell>
          <table:table-cell office:value-type="string">
            <text:p>Average RTT</text:p>
          </table:table-cell>
          <table:table-cell office:value-type="string">
            <text:p>Average Delay</text:p>
          </table:table-cell>
          <table:table-cell office:value-type="string">
            <text:p>OOBs</text:p>
          </table:table-cell>
          <table:table-cell office:value-type="string">
            <text:p>Timeouts</text:p>
          </table:table-cell>
          <table:table-cell office:value-type="string">
            <text:p>Total loss</text:p>
          </table:table-cell>
          <table:table-cell office:value-type="string">
            <text:p>Total loss %</text:p>
          </table:table-cell>
          <table:table-cell/>
        </table:table-row>
        <table:table-row table:style-name="ro1">
          <table:table-cell office:value-type="string">
            <text:p>Test run 1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9.1279">
            <text:p>9.1279</text:p>
          </table:table-cell>
          <table:table-cell table:style-name="ce1" office:value-type="float" office:value="78.3011">
            <text:p>78.3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MAX([.C46:.H46])-[.G46]" office:value-type="float" office:value="9">
            <text:p>9</text:p>
          </table:table-cell>
          <table:table-cell table:formula="of:=[.H27]/MAX([.C46:.H46])*100" office:value-type="float" office:value="3.04054054054054">
            <text:p>3.04</text:p>
          </table:table-cell>
          <table:table-cell/>
        </table:table-row>
        <table:table-row table:style-name="ro1">
          <table:table-cell office:value-type="string">
            <text:p>Test run 2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9.1606">
            <text:p>9.1606</text:p>
          </table:table-cell>
          <table:table-cell table:style-name="ce1" office:value-type="float" office:value="78.5124">
            <text:p>78.51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MAX([.C47:.H47])-[.G47]" office:value-type="float" office:value="21">
            <text:p>21</text:p>
          </table:table-cell>
          <table:table-cell table:formula="of:=[.H28]/MAX([.C47:.H47])*100" office:value-type="float" office:value="7.14285714285714">
            <text:p>7.14</text:p>
          </table:table-cell>
          <table:table-cell/>
        </table:table-row>
        <table:table-row table:style-name="ro1">
          <table:table-cell office:value-type="string">
            <text:p>Test run 3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9.1195">
            <text:p>9.1195</text:p>
          </table:table-cell>
          <table:table-cell table:style-name="ce1" office:value-type="float" office:value="78.4109">
            <text:p>78.4109</text:p>
          </table:table-cell>
          <table:table-cell table:number-columns-repeated="2" office:value-type="float" office:value="0">
            <text:p>0</text:p>
          </table:table-cell>
          <table:table-cell table:formula="of:=MAX([.C48:.H48])-[.G48]" office:value-type="float" office:value="3">
            <text:p>3</text:p>
          </table:table-cell>
          <table:table-cell table:formula="of:=[.H29]/MAX([.C48:.H48])*100" office:value-type="float" office:value="1.02739726027397">
            <text:p>1.0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ode 5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etries</text:p>
          </table:table-cell>
          <table:table-cell office:value-type="string">
            <text:p>Fails</text:p>
          </table:table-cell>
          <table:table-cell office:value-type="string">
            <text:p>Average RTT</text:p>
          </table:table-cell>
          <table:table-cell office:value-type="string">
            <text:p>Average Delay</text:p>
          </table:table-cell>
          <table:table-cell office:value-type="string">
            <text:p>OOBs</text:p>
          </table:table-cell>
          <table:table-cell office:value-type="string">
            <text:p>Timeouts</text:p>
          </table:table-cell>
          <table:table-cell office:value-type="string">
            <text:p>Total loss</text:p>
          </table:table-cell>
          <table:table-cell office:value-type="string">
            <text:p>Total loss %</text:p>
          </table:table-cell>
          <table:table-cell/>
        </table:table-row>
        <table:table-row table:style-name="ro1">
          <table:table-cell office:value-type="string">
            <text:p>Test run 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9.0897">
            <text:p>9.0897</text:p>
          </table:table-cell>
          <table:table-cell table:style-name="ce1" office:value-type="float" office:value="94.0376">
            <text:p>94.03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=MAX([.C46:.H46])-[.H46]" office:value-type="float" office:value="248">
            <text:p>248</text:p>
          </table:table-cell>
          <table:table-cell table:formula="of:=[.H33]/MAX([.C46:.H46])*100" office:value-type="float" office:value="83.7837837837838">
            <text:p>83.78</text:p>
          </table:table-cell>
          <table:table-cell/>
        </table:table-row>
        <table:table-row table:style-name="ro1">
          <table:table-cell office:value-type="string">
            <text:p>Test run 2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9.1144">
            <text:p>9.1144</text:p>
          </table:table-cell>
          <table:table-cell table:style-name="ce1" office:value-type="float" office:value="95.4237">
            <text:p>95.42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=MAX([.C47:.H47])-[.H47]" office:value-type="float" office:value="206">
            <text:p>206</text:p>
          </table:table-cell>
          <table:table-cell table:formula="of:=[.H34]/MAX([.C47:.H47])*100" office:value-type="float" office:value="70.0680272108844">
            <text:p>70.07</text:p>
          </table:table-cell>
          <table:table-cell/>
        </table:table-row>
        <table:table-row table:style-name="ro1">
          <table:table-cell office:value-type="string">
            <text:p>Test run 3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9.115">
            <text:p>9.1150</text:p>
          </table:table-cell>
          <table:table-cell table:style-name="ce1" office:value-type="float" office:value="95.2389">
            <text:p>95.2389</text:p>
          </table:table-cell>
          <table:table-cell table:number-columns-repeated="2" office:value-type="float" office:value="0">
            <text:p>0</text:p>
          </table:table-cell>
          <table:table-cell table:formula="of:==MAX([.C48:.H48])-[.H48]" office:value-type="float" office:value="188">
            <text:p>188</text:p>
          </table:table-cell>
          <table:table-cell table:formula="of:=[.H35]/MAX([.C48:.H48])*100" office:value-type="float" office:value="64.3835616438356">
            <text:p>64.3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ode 6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Retries</text:p>
          </table:table-cell>
          <table:table-cell office:value-type="string">
            <text:p>Fails</text:p>
          </table:table-cell>
          <table:table-cell office:value-type="string">
            <text:p>Average RTT</text:p>
          </table:table-cell>
          <table:table-cell office:value-type="string">
            <text:p>Average Delay</text:p>
          </table:table-cell>
          <table:table-cell office:value-type="string">
            <text:p>OOBs</text:p>
          </table:table-cell>
          <table:table-cell office:value-type="string">
            <text:p>Timeouts</text:p>
          </table:table-cell>
          <table:table-cell office:value-type="string">
            <text:p>Total loss</text:p>
          </table:table-cell>
          <table:table-cell office:value-type="string">
            <text:p>Total loss %</text:p>
          </table:table-cell>
          <table:table-cell/>
        </table:table-row>
        <table:table-row table:style-name="ro1">
          <table:table-cell office:value-type="string">
            <text:p>Test run 1</text:p>
          </table:table-cell>
          <table:table-cell table:number-columns-repeated="8" office:value-type="string">
            <text:p>N/A</text:p>
          </table:table-cell>
          <table:table-cell/>
        </table:table-row>
        <table:table-row table:style-name="ro1">
          <table:table-cell office:value-type="string">
            <text:p>Test run 2</text:p>
          </table:table-cell>
          <table:table-cell table:number-columns-repeated="8" office:value-type="string">
            <text:p>N/A</text:p>
          </table:table-cell>
          <table:table-cell/>
        </table:table-row>
        <table:table-row table:style-name="ro1">
          <table:table-cell office:value-type="string">
            <text:p>Test run 3</text:p>
          </table:table-cell>
          <table:table-cell table:number-columns-repeated="8" office:value-type="string">
            <text:p>N/A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2">
          <table:table-cell office:value-type="string">
            <text:p>Test run</text:p>
          </table:table-cell>
          <table:table-cell office:value-type="string">
            <text:p>Data req #</text:p>
          </table:table-cell>
          <table:table-cell office:value-type="string">
            <text:p>#0 Data recv</text:p>
          </table:table-cell>
          <table:table-cell office:value-type="string">
            <text:p>#1 Data recv</text:p>
          </table:table-cell>
          <table:table-cell office:value-type="string">
            <text:p>#2 Data recv</text:p>
          </table:table-cell>
          <table:table-cell office:value-type="string">
            <text:p>#3 Data recv</text:p>
          </table:table-cell>
          <table:table-cell office:value-type="string">
            <text:p>#4 Data recv</text:p>
          </table:table-cell>
          <table:table-cell office:value-type="string">
            <text:p>#5 Data recv</text:p>
          </table:table-cell>
          <table:table-cell office:value-type="string">
            <text:p>Data recv #</text:p>
          </table:table-cell>
          <table:table-cell office:value-type="string">
            <text:p>Run 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89">
            <text:p>1789</text:p>
          </table:table-cell>
          <table:table-cell office:value-type="float" office:value="292">
            <text:p>292</text:p>
          </table:table-cell>
          <table:table-cell office:value-type="float" office:value="296">
            <text:p>296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87">
            <text:p>287</text:p>
          </table:table-cell>
          <table:table-cell office:value-type="float" office:value="48">
            <text:p>48</text:p>
          </table:table-cell>
          <table:table-cell table:formula="of:=SUM([.C46:.H46])" office:value-type="float" office:value="1510">
            <text:p>1510</text:p>
          </table:table-cell>
          <table:table-cell table:formula="of:=30-MAX([.C46:.H46])*0.006" office:value-type="float" office:value="28.224">
            <text:p>28.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6">
            <text:p>1776</text:p>
          </table:table-cell>
          <table:table-cell office:value-type="float" office:value="291">
            <text:p>291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291">
            <text:p>291</text:p>
          </table:table-cell>
          <table:table-cell office:value-type="float" office:value="273">
            <text:p>273</text:p>
          </table:table-cell>
          <table:table-cell office:value-type="float" office:value="88">
            <text:p>88</text:p>
          </table:table-cell>
          <table:table-cell table:formula="of:=SUM([.C47:.H47])" office:value-type="float" office:value="1530">
            <text:p>1530</text:p>
          </table:table-cell>
          <table:table-cell table:formula="of:=30-MAX([.C47:.H47])*0.006" office:value-type="float" office:value="28.236">
            <text:p>28.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73">
            <text:p>1773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table:number-columns-repeated="2" office:value-type="float" office:value="292">
            <text:p>292</text:p>
          </table:table-cell>
          <table:table-cell office:value-type="float" office:value="289">
            <text:p>289</text:p>
          </table:table-cell>
          <table:table-cell office:value-type="float" office:value="104">
            <text:p>104</text:p>
          </table:table-cell>
          <table:table-cell table:formula="of:=SUM([.C48:.H48])" office:value-type="float" office:value="1558">
            <text:p>1558</text:p>
          </table:table-cell>
          <table:table-cell table:formula="of:=30-MAX([.C48:.H48])*0.006" office:value-type="float" office:value="28.248">
            <text:p>28.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5/07/2010</text:date>, <text:time>21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Hornung</meta:initial-creator>
    <meta:creation-date>2010-07-05T21:27:21.48</meta:creation-date>
    <meta:generator>OpenOffice.org/3.2$Win32 OpenOffice.org_project/320m18$Build-9502</meta:generator>
    <dc:date>2010-07-05T21:58:03.45</dc:date>
    <dc:creator>Alex Hornung</dc:creator>
    <meta:editing-duration>PT00H30M34S</meta:editing-duration>
    <meta:editing-cycles>18</meta:editing-cycles>
    <meta:document-statistic meta:table-count="3" meta:cell-count="292" meta:object-count="0"/>
  </office:meta>
</office:document-meta>
</file>